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5.68cm" table:align="left"/>
    </style:style>
    <style:style style:name="Table1.A" style:family="table-column">
      <style:table-column-properties style:column-width="0.513cm"/>
    </style:style>
    <style:style style:name="Table1.B" style:family="table-column">
      <style:table-column-properties style:column-width="0.561cm"/>
    </style:style>
    <style:style style:name="Table1.C" style:family="table-column">
      <style:table-column-properties style:column-width="4.565cm"/>
    </style:style>
    <style:style style:name="Table1.D" style:family="table-column">
      <style:table-column-properties style:column-width="1.621cm"/>
    </style:style>
    <style:style style:name="Table1.E" style:family="table-column">
      <style:table-column-properties style:column-width="1.653cm"/>
    </style:style>
    <style:style style:name="Table1.F" style:family="table-column">
      <style:table-column-properties style:column-width="2.15cm"/>
    </style:style>
    <style:style style:name="Table1.G" style:family="table-column">
      <style:table-column-properties style:column-width="2.083cm"/>
    </style:style>
    <style:style style:name="Table1.I" style:family="table-column">
      <style:table-column-properties style:column-width="2.596cm"/>
    </style:style>
    <style:style style:name="Table1.J" style:family="table-column">
      <style:table-column-properties style:column-width="1.984cm"/>
    </style:style>
    <style:style style:name="Table1.K" style:family="table-column">
      <style:table-column-properties style:column-width="2.265cm"/>
    </style:style>
    <style:style style:name="Table1.L" style:family="table-column">
      <style:table-column-properties style:column-width="1.769cm"/>
    </style:style>
    <style:style style:name="Table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M1" style:family="table-cell">
      <style:table-cell-properties fo:background-color="transparent" fo:padding="0.097cm" fo:border="0.002cm solid #000000">
        <style:background-image/>
      </style:table-cell-properties>
    </style:style>
    <style:style style:name="Table1.2" style:family="table-row">
      <style:table-row-properties style:min-row-height="1.573cm"/>
    </style:style>
    <style:style style:name="Table1.C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M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.3" style:family="table-row">
      <style:table-row-properties style:min-row-height="0.982cm"/>
    </style:style>
    <style:style style:name="Table1.A3" style:family="table-cell">
      <style:table-cell-properties fo:padding="0.097cm" fo:border-left="0.002cm solid #000000" fo:border-right="none" fo:border-top="none" fo:border-bottom="0.002cm solid #000000"/>
    </style:style>
    <style:style style:name="Table1.M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25.698cm" table:align="margins"/>
    </style:style>
    <style:style style:name="Table2.A" style:family="table-column">
      <style:table-column-properties style:column-width="3.212cm" style:rel-column-width="8191*"/>
    </style:style>
    <style:style style:name="Table2.H" style:family="table-column">
      <style:table-column-properties style:column-width="3.214cm" style:rel-column-width="819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H1" style:family="table-cell">
      <style:table-cell-properties fo:padding="0.097cm" fo:border="0.002cm solid #000000"/>
    </style:style>
    <style:style style:name="P1" style:family="paragraph" style:parent-style-name="Table_20_Contents">
      <style:text-properties style:font-name="Arial" fo:font-size="6pt" style:font-size-asian="6pt" style:font-size-complex="6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4" style:family="paragraph" style:parent-style-name="Table_20_Contents">
      <style:text-properties style:font-name="Arial" fo:font-size="7pt" style:font-size-asian="7pt" style:font-size-complex="7pt"/>
    </style:style>
    <style:style style:name="P5" style:family="paragraph" style:parent-style-name="Table_20_Contents">
      <style:text-properties fo:color="#000000" style:font-name="Arial" fo:font-size="6pt" fo:font-weight="bold" style:font-size-asian="6pt" style:font-weight-asian="bold" style:font-size-complex="6pt" style:font-weight-complex="bold"/>
    </style:style>
    <style:style style:name="P6" style:family="paragraph" style:parent-style-name="Frame_20_contents">
      <style:paragraph-properties fo:text-align="center" style:justify-single-word="false"/>
    </style:style>
    <style:style style:name="P7" style:family="paragraph" style:parent-style-name="Frame_20_contents">
      <style:text-properties style:font-name="Arial" fo:font-size="9pt" style:font-size-asian="9pt" style:font-size-complex="9pt"/>
    </style:style>
    <style:style style:name="P8" style:family="paragraph" style:parent-style-name="Fram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9" style:family="paragraph" style:parent-style-name="Fram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0" style:family="paragraph" style:parent-style-name="Fram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11" style:family="paragraph" style:parent-style-name="Fram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12" style:family="paragraph" style:parent-style-name="Fram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P13" style:family="paragraph" style:parent-style-name="Frame_20_contents">
      <style:paragraph-properties fo:text-align="center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14" style:family="paragraph" style:parent-style-name="Fram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15" style:family="paragraph" style:parent-style-name="Standard">
      <style:paragraph-properties fo:text-align="center" style:justify-single-word="false"/>
      <style:text-properties style:font-name="Arial"/>
    </style:style>
    <style:style style:name="P16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8" style:family="paragraph" style:parent-style-name="Table_20_Contents">
      <style:paragraph-properties fo:background-color="transparent">
        <style:background-image/>
      </style:paragraph-properties>
      <style:text-properties fo:color="#000000" style:font-name="Arial" fo:font-size="6pt" fo:font-weight="bold" fo:background-color="transparent" style:font-size-asian="6pt" style:font-weight-asian="bold" style:font-size-complex="6pt" style:font-weight-complex="bold" style:text-rotation-angle="90" style:text-rotation-scale="line-height"/>
    </style:style>
    <style:style style:name="P1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font-name="Arial" fo:font-size="6pt" fo:font-weight="bold" fo:background-color="transparent" style:font-size-asian="6pt" style:font-weight-asian="bold" style:font-size-complex="6pt" style:font-weight-complex="bold" style:text-rotation-angle="90" style:text-rotation-scale="line-height"/>
    </style:style>
    <style:style style:name="P20" style:family="paragraph" style:parent-style-name="Table_20_Contents">
      <style:paragraph-properties fo:background-color="transparent">
        <style:background-image/>
      </style:paragraph-properties>
      <style:text-properties fo:color="#000000" style:font-name="Arial" fo:font-size="6pt" fo:font-weight="bold" style:font-size-asian="6pt" style:font-weight-asian="bold" style:font-size-complex="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9pt" fo:font-weight="bold" style:font-size-asian="9pt" style:font-weight-asian="bold" style:font-size-complex="9pt" style:font-weight-complex="bold"/>
    </style:style>
    <style:style style:name="T3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9pt" fo:font-weight="bold" style:font-size-asian="9pt" style:font-weight-asian="bold" style:font-size-complex="9pt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7pt" style:font-size-asian="7pt" style:font-size-complex="7pt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Frame">
      <style:graphic-properties style:vertical-pos="top" style:vertical-rel="paragraph-content" style:horizontal-pos="left" style:horizontal-rel="paragraph">
        <style:columns fo:column-count="1" fo:column-gap="0cm"/>
      </style:graphic-properties>
    </style:style>
    <style:style style:name="fr3" style:family="graphic" style:parent-style-name="Frame">
      <style:graphic-properties style:vertical-pos="from-top" style:vertical-rel="paragraph" style:horizontal-pos="from-left" style:horizontal-rel="paragraph">
        <style:columns fo:column-count="1" fo:column-gap="0cm"/>
      </style:graphic-properties>
    </style:style>
    <style:style style:name="fr4" style:family="graphic" style:parent-style-name="Frame">
      <style:graphic-properties style:vertical-pos="top" style:vertical-rel="paragraph-content" style:horizontal-pos="left" style:horizontal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">
        <text:p text:style-name="Standard"/>
        <text:p text:style-name="Standard"><draw:frame draw:style-name="fr1" draw:name="Frame1" text:anchor-type="paragraph" svg:x="0.28cm" svg:y="0.176cm" svg:width="4.93cm" draw:z-index="0"><draw:text-box fo:min-height="1.928cm"><text:p text:style-name="P14"><draw:frame draw:style-name="fr1" draw:name="Frame4" text:anchor-type="paragraph" svg:x="4.777cm" svg:y="-0.152cm" svg:width="14.266cm" draw:z-index="2"><draw:text-box fo:min-height="1.826cm"><text:p text:style-name="P6"><text:span text:style-name="T2">Obrazac MIP-1023</text:span><text:line-break/><text:span text:style-name="T3">Mjesečni izvještaj o isplaćenim plaćama, ostvarenim koristima i <text:line-break/>drugim oporezivim prihodima zaposlenika od nesamostalne djelatnosti, plaćenim<text:line-break/>doprinosima i akontaciji poreza na dohodak </text:span></text:p></draw:text-box></draw:frame><text:span text:style-name="T1">Bosna i Hercegovina</text:span><text:line-break/>FEDERACIJA BOSNE I HERCEGOVINE<text:line-break/><text:span text:style-name="T1">Federalno ministarstvo finansija/financija</text:span><text:line-break/>POREZNA UPRAVA</text:p></draw:text-box></draw:frame><draw:frame draw:style-name="fr1" draw:name="Frame2" text:anchor-type="paragraph" svg:x="19.473cm" svg:y="0.176cm" svg:width="5.909cm" draw:z-index="7"><draw:text-box fo:min-height="1.903cm"><text:p text:style-name="P9"><text:line-break/>Porezni period</text:p><text:p text:style-name="P8">${mip.p_per}</text:p></draw:text-box></draw:frame></text:p>
        <text:p text:style-name="Standard"/>
        <text:p text:style-name="Standard"/>
        <text:p text:style-name="Standard"/>
        <text:p text:style-name="P16"/>
        <text:p text:style-name="P17">Dio 1 - Podaci o poslodavcu / isplatiocu i poreznom obvezniku</text:p>
        <text:p text:style-name="Standard"><draw:frame draw:style-name="fr2" draw:name="Frame3" text:anchor-type="paragraph" svg:width="13.515cm" draw:z-index="1"><draw:text-box fo:min-height="1.764cm"><text:p text:style-name="P7">1) JIB/JMB <text:s text:c="24"/>2) Naziv: <text:line-break/> <text:s text:c="3"/>poslodavca/isplatioca <text:s text:c="4"/><text:span text:style-name="T1">${mip.p_naz}</text:span><text:line-break/> <text:s/><text:span text:style-name="T1">${mip.p_jmb} <text:s text:c="17"/></text:span><text:span text:style-name="T6">3) Šifra djelatnosti: <text:s text:c="6"/>4) Broj zaposlenih: <text:s/></text:span><text:span text:style-name="T1"><text:line-break/> <text:s text:c="51"/>${mip.p_sdj} <text:s text:c="29"/>${mip.p_zaposl}</text:span></text:p></draw:text-box></draw:frame><draw:frame draw:style-name="fr1" draw:name="Frame9" text:anchor-type="paragraph" svg:x="13.714cm" svg:y="0.201cm" svg:width="2.976cm" draw:z-index="8"><draw:text-box fo:min-height="1.767cm"><text:p text:style-name="P11">5) Ukupni prihod <text:line-break/><text:line-break/><text:line-break/><text:span text:style-name="T2">${mip.u_prih} <text:s/></text:span></text:p></draw:text-box></draw:frame><draw:frame draw:style-name="fr1" draw:name="Frame10" text:anchor-type="paragraph" svg:x="16.688cm" svg:y="0.201cm" svg:width="2.85cm" draw:z-index="9"><draw:text-box fo:min-height="1.767cm"><text:p text:style-name="P11">6) Ukupni iznos doprinosa <text:line-break/><text:line-break/><text:span text:style-name="T2">${mip.u_dopr} <text:s/></text:span></text:p></draw:text-box></draw:frame><draw:frame draw:style-name="fr1" draw:name="Frame11" text:anchor-type="paragraph" svg:x="19.505cm" svg:y="0.208cm" svg:width="2.87cm" draw:z-index="10"><draw:text-box fo:min-height="1.753cm"><text:p text:style-name="P11">7) Ukupni iznos ličnog odbitka <text:line-break/><text:line-break/><text:span text:style-name="T2">${mip.u_lodb} <text:s/></text:span></text:p></draw:text-box></draw:frame><draw:frame draw:style-name="fr3" draw:name="Frame5" text:anchor-type="paragraph" svg:x="22.373cm" svg:y="0.208cm" svg:width="3.184cm" draw:z-index="3"><draw:text-box fo:min-height="1.753cm"><text:p text:style-name="P13">8) Ukupni iznos <text:line-break/> <text:s text:c="14"/>poreza<text:line-break/><text:line-break/><text:span text:style-name="T5">${mip.u_porez}</text:span></text:p></draw:text-box></draw:frame> <text:s text:c="20"/></text:p>
        <text:p text:style-name="P17"><text:s/></text:p>
        <text:p text:style-name="P17"><text:s/></text:p>
        <text:p text:style-name="P17"/>
        <text:p text:style-name="P17"/>
        <text:p text:style-name="P17"/>
        <text:p text:style-name="P17">Dio 2 - Podaci o isplaćenim plaćama i drugim oporezivim naknadama, obračunatim, obustavljenim i uplaćenim doprinosima i porezu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column table:style-name="Table1.F"/>
          <table:table-column table:style-name="Table1.G"/>
          <table:table-column table:style-name="Table1.F"/>
          <table:table-column table:style-name="Table1.I"/>
          <table:table-column table:style-name="Table1.J"/>
          <table:table-column table:style-name="Table1.K"/>
          <table:table-column table:style-name="Table1.L" table:number-columns-repeated="2"/>
          <table:table-row>
            <table:table-cell table:style-name="Table1.A1" table:number-rows-spanned="2" office:value-type="string">
              <text:p text:style-name="P19">1) Red.br <text:s text:c="30"/></text:p>
            </table:table-cell>
            <table:table-cell table:style-name="Table1.A1" table:number-rows-spanned="2" office:value-type="string">
              <text:p text:style-name="P18">2) Vrsta isplate <text:s text:c="20"/></text:p>
            </table:table-cell>
            <table:table-cell table:style-name="Table1.A1" office:value-type="string">
              <text:p text:style-name="P20">3) JMB</text:p>
            </table:table-cell>
            <table:table-cell table:style-name="Table1.A1" office:value-type="string">
              <text:p text:style-name="P20">4) Općina <text:line-break/>prebivališta</text:p>
            </table:table-cell>
            <table:table-cell table:style-name="Table1.A1" office:value-type="string">
              <text:p text:style-name="P5">5) Datum<text:line-break/>isplate</text:p>
            </table:table-cell>
            <table:table-cell table:style-name="Table1.A1" office:value-type="string">
              <text:p text:style-name="P5">6)Broj radnih<text:line-break/>sati</text:p>
            </table:table-cell>
            <table:table-cell table:style-name="Table1.A1" office:value-type="string">
              <text:p text:style-name="P5">7) Broj radnih <text:line-break/>sati na bolovanju</text:p>
            </table:table-cell>
            <table:table-cell table:style-name="Table1.A1" office:value-type="string">
              <text:p text:style-name="P5">8) Bruto<text:line-break/>plaća</text:p>
            </table:table-cell>
            <table:table-cell table:style-name="Table1.A1" office:value-type="string">
              <text:p text:style-name="P5">9) Koristi i drugi oporezivi prihodi od nesamostalne djelatnosti</text:p>
            </table:table-cell>
            <table:table-cell table:style-name="Table1.A1" office:value-type="string">
              <text:p text:style-name="P5">10)Ukupan oporezivi prihod od nesamostalne djelatnosti</text:p>
            </table:table-cell>
            <table:table-cell table:style-name="Table1.A1" office:value-type="string">
              <text:p text:style-name="P5">11) Uplaćeni iznos doprinosa iz osnovice za PIO</text:p>
            </table:table-cell>
            <table:table-cell table:style-name="Table1.A1" office:value-type="string">
              <text:p text:style-name="P5">21) Broj radnih sati sa uvećanim trajanjem</text:p>
            </table:table-cell>
            <table:table-cell table:style-name="Table1.M1" office:value-type="string">
              <text:p text:style-name="P5">22) Stepen uvećanja</text:p>
            </table:table-cell>
          </table:table-row>
          <table:table-row table:style-name="Table1.2">
            <table:covered-table-cell/>
            <table:covered-table-cell/>
            <table:table-cell table:style-name="Table1.C2" office:value-type="string">
              <text:p text:style-name="P20">12) Ime i prezime</text:p>
            </table:table-cell>
            <table:table-cell table:style-name="Table1.C2" office:value-type="string">
              <text:p text:style-name="P20">13) Uplaćeni<text:line-break/>iznos doprinosa iz osnovice za <text:line-break/>zdr.osigur.</text:p>
            </table:table-cell>
            <table:table-cell table:style-name="Table1.C2" office:value-type="string">
              <text:p text:style-name="P5">14) Uplaćeni iznos doprinosa iz osnovice za osiguranje od nezap.</text:p>
            </table:table-cell>
            <table:table-cell table:style-name="Table1.C2" office:value-type="string">
              <text:p text:style-name="P5">15) Ukupan uplaćeni iznos doprinosa iz osnovice</text:p>
            </table:table-cell>
            <table:table-cell table:style-name="Table1.C2" office:value-type="string">
              <text:p text:style-name="P5">16) Prihod umanjen za doprinose iz osnovice</text:p>
            </table:table-cell>
            <table:table-cell table:style-name="Table1.C2" office:value-type="string">
              <text:p text:style-name="P5">17) Faktor ličnog odbitka prema poreznoj kartici</text:p>
            </table:table-cell>
            <table:table-cell table:style-name="Table1.C2" office:value-type="string">
              <text:p text:style-name="P5">18) Iznos ličnog odbitka</text:p>
            </table:table-cell>
            <table:table-cell table:style-name="Table1.C2" office:value-type="string">
              <text:p text:style-name="P5">19) Osnovica poreza</text:p>
            </table:table-cell>
            <table:table-cell table:style-name="Table1.C2" office:value-type="string">
              <text:p text:style-name="P5">20) Iznos poreza</text:p>
            </table:table-cell>
            <table:table-cell table:style-name="Table1.C2" office:value-type="string">
              <text:p text:style-name="P5">23) Šifra radnog mjesta sa uvećanim trajanjem</text:p>
            </table:table-cell>
            <table:table-cell table:style-name="Table1.M2" office:value-type="string">
              <text:p text:style-name="P5">24) Doprinosi za PIO/MIO za staž sa <text:s/>uvećanim trajanjem</text:p>
            </table:table-cell>
          </table:table-row>
          <table:table-row table:style-name="Table1.3">
            <table:table-cell table:style-name="Table1.A3" office:value-type="string">
              <text:p text:style-name="P4"><text:script script:language="JOOScript">@table:table-row
[#list mip.radnik as rad]
@/table:table-row
[/#list]</text:script></text:p>
            </table:table-cell>
            <table:table-cell table:style-name="Table1.A3" office:value-type="string">
              <text:p text:style-name="P4">${rad.visp}</text:p>
            </table:table-cell>
            <table:table-cell table:style-name="Table1.A3" office:value-type="string">
              <text:p text:style-name="P1">3) <text:span text:style-name="T7">${rad.r_jmb}</text:span><text:line-break/><text:line-break/>12) <text:span text:style-name="T7">${rad.r_ime}</text:span></text:p>
            </table:table-cell>
            <table:table-cell table:style-name="Table1.A3" office:value-type="string">
              <text:p text:style-name="P1">4) <text:span text:style-name="T7">${rad.r_opc}</text:span><text:line-break/><text:line-break/>13) <text:span text:style-name="T7">${rad.u_d_zdr}</text:span></text:p>
            </table:table-cell>
            <table:table-cell table:style-name="Table1.A3" office:value-type="string">
              <text:p text:style-name="P1">5) <text:span text:style-name="T7">${rad.d_isp}</text:span><text:line-break/><text:line-break/>14) <text:span text:style-name="T7">${rad.u_d_nez}</text:span></text:p>
            </table:table-cell>
            <table:table-cell table:style-name="Table1.A3" office:value-type="string">
              <text:p text:style-name="P1">6) <text:span text:style-name="T7">${rad.r_sati}</text:span><text:line-break/><text:line-break/>15) <text:span text:style-name="T7">${rad.u_d_iz}</text:span></text:p>
            </table:table-cell>
            <table:table-cell table:style-name="Table1.A3" office:value-type="string">
              <text:p text:style-name="P1">7) <text:span text:style-name="T7">${rad.r_satib}</text:span><text:line-break/></text:p>
              <text:p text:style-name="P1">16) <text:span text:style-name="T7">${rad.um_prih}</text:span></text:p>
            </table:table-cell>
            <table:table-cell table:style-name="Table1.A3" office:value-type="string">
              <text:p text:style-name="P1">8) <text:span text:style-name="T7">${rad.bruto}</text:span><text:line-break/></text:p>
              <text:p text:style-name="P1">17) <text:span text:style-name="T7">${rad.r_klo}</text:span></text:p>
            </table:table-cell>
            <table:table-cell table:style-name="Table1.A3" office:value-type="string">
              <text:p text:style-name="P1">9) <text:span text:style-name="T7">${rad.o_prih}</text:span><text:line-break/></text:p>
              <text:p text:style-name="P1">18) <text:span text:style-name="T7">${rad.l_odb}</text:span></text:p>
            </table:table-cell>
            <table:table-cell table:style-name="Table1.A3" office:value-type="string">
              <text:p text:style-name="P1">10) <text:span text:style-name="T7">${rad.u_opor}</text:span><text:line-break/></text:p>
              <text:p text:style-name="P1">19) <text:span text:style-name="T7">${rad.osn_por}</text:span></text:p>
            </table:table-cell>
            <table:table-cell table:style-name="Table1.A3" office:value-type="string">
              <text:p text:style-name="P1">11) <text:span text:style-name="T7">${rad.u_d_pio}</text:span><text:line-break/></text:p>
              <text:p text:style-name="P1">20) <text:span text:style-name="T7">${rad.izn_por}</text:span></text:p>
            </table:table-cell>
            <table:table-cell table:style-name="Table1.A3" office:value-type="string">
              <text:p text:style-name="P1">21) <text:span text:style-name="T7">${rad.r_satit}</text:span><text:line-break/></text:p>
              <text:p text:style-name="P1">23) <text:span text:style-name="T7">${rad.r_rmj}</text:span></text:p>
            </table:table-cell>
            <table:table-cell table:style-name="Table1.M3" office:value-type="string">
              <text:p text:style-name="P1">22) <text:span text:style-name="T7">${rad.r_stuv}</text:span><text:line-break/></text:p>
              <text:p text:style-name="P1">24) <text:span text:style-name="T7">${rad.u_d_pms}</text:span></text:p>
            </table:table-cell>
          </table:table-row>
        </table:table>
        <text:p text:style-name="P15"><text:line-break/><text:span text:style-name="T4">Dio 3 - Doprinosi na teret poslodavca</text:span></text:p>
        <table:table table:name="Table2" table:style-name="Table2">
          <table:table-column table:style-name="Table2.A" table:number-columns-repeated="7"/>
          <table:table-column table:style-name="Table2.H"/>
          <table:table-row>
            <table:table-cell table:style-name="Table2.A1" office:value-type="string">
              <text:p text:style-name="P2">25) Plaćeni iznos dopr.<text:line-break/>na osnovicu za PIO</text:p>
            </table:table-cell>
            <table:table-cell table:style-name="Table2.A1" office:value-type="string">
              <text:p text:style-name="P3">${mip.u_pd_pio}</text:p>
            </table:table-cell>
            <table:table-cell table:style-name="Table2.A1" office:value-type="string">
              <text:p text:style-name="P2">26) Plaćeni iznos dopr.<text:line-break/>na osnovicu za zdravstveno<text:line-break/>osiguranje</text:p>
            </table:table-cell>
            <table:table-cell table:style-name="Table2.A1" office:value-type="string">
              <text:p text:style-name="P3">${mip.u_pd_zdr}</text:p>
            </table:table-cell>
            <table:table-cell table:style-name="Table2.A1" office:value-type="string">
              <text:p text:style-name="P2">27) Plaćeni iznos dopr. Za<text:line-break/>osiguranje od nezaposlenosti</text:p>
            </table:table-cell>
            <table:table-cell table:style-name="Table2.A1" office:value-type="string">
              <text:p text:style-name="P3">${mip.u_pd_nez}</text:p>
            </table:table-cell>
            <table:table-cell table:style-name="Table2.A1" office:value-type="string">
              <text:p text:style-name="P2">28) Plaćeni dodatni doprinosi za zdravstveno osiguranje</text:p>
            </table:table-cell>
            <table:table-cell table:style-name="Table2.H1" office:value-type="string">
              <text:p text:style-name="P3">${mip.u_pd_dodz}</text:p>
            </table:table-cell>
          </table:table-row>
        </table:table>
        <text:p text:style-name="P16"/>
        <text:p text:style-name="Standard"><draw:frame draw:style-name="fr1" draw:name="Frame8" text:anchor-type="paragraph" svg:x="20.69cm" svg:y="0.201cm" svg:width="4.692cm" draw:z-index="6"><draw:text-box fo:min-height="1.277cm"><text:p text:style-name="P12">Datum:</text:p></draw:text-box></draw:frame><draw:frame draw:style-name="fr4" draw:name="Frame6" text:anchor-type="paragraph" svg:width="11.735cm" draw:z-index="4"><draw:text-box fo:min-height="1.277cm"><text:p text:style-name="P10">Upoznat sam sa sankcijama propisanim Zakonom o Poreznoj upravi FBIH i izjavljujem<text:line-break/>da su svi podaci navedeni u ovoj prijavi tačni, potpuni i jasni te potvrđujem da su svi<text:line-break/>porezi i doprinosi za ovog uposlenika uplaćeni.</text:p></draw:text-box></draw:frame><draw:frame draw:style-name="fr1" draw:name="Frame7" text:anchor-type="paragraph" svg:x="11.934cm" svg:y="0.201cm" svg:width="8.758cm" draw:z-index="5"><draw:text-box fo:min-height="1.277cm"><text:p text:style-name="P12">Potpis poslodavca / isplatioca:</text:p></draw:text-box></draw:frame></text:p>
        <text:p text:style-name="Standard"/>
        <text:p text:style-name="Standard"/>
        <text:p text:style-name="Standard"/>
        <text:p text:style-name="Standard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r" fo:country="H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r" fo:country="H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asa vranic</meta:initial-creator>
    <meta:creation-date>2009-10-28T13:32:20.85</meta:creation-date>
    <dc:date>2011-01-18T19:03:50.34</dc:date>
    <dc:creator>sasa vranic</dc:creator>
    <meta:editing-duration>PT05H32M39S</meta:editing-duration>
    <meta:editing-cycles>130</meta:editing-cycles>
    <meta:generator>OpenOffice.org/3.0$Win32 OpenOffice.org_project/300m9$Build-9358</meta:generator>
    <meta:document-statistic meta:table-count="2" meta:image-count="0" meta:object-count="0" meta:page-count="1" meta:paragraph-count="70" meta:word-count="359" meta:character-count="2816"/>
    <meta:user-defined meta:name="Info 1"/>
    <meta:user-defined meta:name="Info 2"/>
    <meta:user-defined meta:name="Info 3"/>
    <meta:user-defined meta:name="Info 4"/>
  </office:meta>
</office:document-meta>
</file>